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ce83a" officeooo:paragraph-rsid="001ce83a"/>
    </style:style>
    <style:style style:name="P2" style:family="paragraph" style:parent-style-name="Standard">
      <style:text-properties officeooo:rsid="001ce83a" officeooo:paragraph-rsid="001ec766"/>
    </style:style>
    <style:style style:name="P3" style:family="paragraph" style:parent-style-name="Standard">
      <style:text-properties officeooo:paragraph-rsid="001ec766"/>
    </style:style>
    <style:style style:name="P4" style:family="paragraph" style:parent-style-name="Standard">
      <style:text-properties officeooo:rsid="002069fb" officeooo:paragraph-rsid="002069fb"/>
    </style:style>
    <style:style style:name="P5" style:family="paragraph" style:parent-style-name="Standard">
      <style:text-properties officeooo:rsid="0020f1c2" officeooo:paragraph-rsid="0020f1c2"/>
    </style:style>
    <style:style style:name="P6" style:family="paragraph" style:parent-style-name="Standard">
      <style:text-properties officeooo:rsid="00216113" officeooo:paragraph-rsid="00216113"/>
    </style:style>
    <style:style style:name="P7" style:family="paragraph" style:parent-style-name="Standard">
      <style:text-properties officeooo:rsid="0022b41b" officeooo:paragraph-rsid="0022b41b"/>
    </style:style>
    <style:style style:name="P8" style:family="paragraph" style:parent-style-name="Standard">
      <style:text-properties officeooo:rsid="0022b660" officeooo:paragraph-rsid="0022b660"/>
    </style:style>
    <style:style style:name="P9" style:family="paragraph" style:parent-style-name="Standard">
      <style:text-properties officeooo:rsid="0023cb2d" officeooo:paragraph-rsid="0023cb2d"/>
    </style:style>
    <style:style style:name="P10" style:family="paragraph" style:parent-style-name="Standard">
      <style:text-properties officeooo:rsid="00248dd0" officeooo:paragraph-rsid="00248dd0"/>
    </style:style>
    <style:style style:name="P11" style:family="paragraph" style:parent-style-name="Standard">
      <style:text-properties officeooo:rsid="0025ff5e" officeooo:paragraph-rsid="0025ff5e"/>
    </style:style>
    <style:style style:name="P12" style:family="paragraph" style:parent-style-name="Standard">
      <style:text-properties officeooo:rsid="0027a3ef" officeooo:paragraph-rsid="0027a3ef"/>
    </style:style>
    <style:style style:name="P13" style:family="paragraph" style:parent-style-name="Standard">
      <style:text-properties officeooo:rsid="0028443c" officeooo:paragraph-rsid="0028443c"/>
    </style:style>
    <style:style style:name="P14" style:family="paragraph" style:parent-style-name="Standard">
      <style:text-properties officeooo:rsid="0029d400" officeooo:paragraph-rsid="0029d400"/>
    </style:style>
    <style:style style:name="P15" style:family="paragraph" style:parent-style-name="Standard">
      <style:text-properties officeooo:rsid="002a5e4a" officeooo:paragraph-rsid="002a5e4a"/>
    </style:style>
    <style:style style:name="P16" style:family="paragraph" style:parent-style-name="Standard">
      <style:text-properties officeooo:rsid="002baa55" officeooo:paragraph-rsid="002baa55"/>
    </style:style>
    <style:style style:name="P17" style:family="paragraph" style:parent-style-name="Standard">
      <style:text-properties officeooo:rsid="002c5529" officeooo:paragraph-rsid="002c5529"/>
    </style:style>
    <style:style style:name="P18" style:family="paragraph" style:parent-style-name="Standard">
      <style:text-properties officeooo:rsid="002d80f2" officeooo:paragraph-rsid="002d80f2"/>
    </style:style>
    <style:style style:name="P19" style:family="paragraph" style:parent-style-name="Standard">
      <style:text-properties officeooo:rsid="002e38f0" officeooo:paragraph-rsid="002e38f0"/>
    </style:style>
    <style:style style:name="P20" style:family="paragraph" style:parent-style-name="Standard">
      <style:text-properties officeooo:rsid="002f460f" officeooo:paragraph-rsid="002f460f"/>
    </style:style>
    <style:style style:name="P21" style:family="paragraph" style:parent-style-name="Standard">
      <style:text-properties officeooo:rsid="003122e8" officeooo:paragraph-rsid="003122e8"/>
    </style:style>
    <style:style style:name="P22" style:family="paragraph" style:parent-style-name="Standard">
      <style:text-properties officeooo:rsid="0033f48e" officeooo:paragraph-rsid="0033f48e"/>
    </style:style>
    <style:style style:name="P23" style:family="paragraph" style:parent-style-name="Standard">
      <style:text-properties officeooo:rsid="0034ebfa" officeooo:paragraph-rsid="0034ebfa"/>
    </style:style>
    <style:style style:name="P24" style:family="paragraph" style:parent-style-name="Standard">
      <style:text-properties officeooo:rsid="0035efd1" officeooo:paragraph-rsid="0035efd1"/>
    </style:style>
    <style:style style:name="P25" style:family="paragraph" style:parent-style-name="Standard">
      <style:text-properties officeooo:rsid="00368563" officeooo:paragraph-rsid="00368563"/>
    </style:style>
    <style:style style:name="P26" style:family="paragraph" style:parent-style-name="Standard">
      <style:text-properties officeooo:rsid="0037eb5d" officeooo:paragraph-rsid="0037eb5d"/>
    </style:style>
    <style:style style:name="P27" style:family="paragraph" style:parent-style-name="Standard">
      <style:text-properties officeooo:rsid="0038b2c2" officeooo:paragraph-rsid="0038b2c2"/>
    </style:style>
    <style:style style:name="P28" style:family="paragraph" style:parent-style-name="Standard">
      <style:text-properties officeooo:rsid="0038b2c2" officeooo:paragraph-rsid="0038b2c2"/>
    </style:style>
    <style:style style:name="P29" style:family="paragraph" style:parent-style-name="Standard">
      <style:text-properties officeooo:rsid="00368563" officeooo:paragraph-rsid="00368563"/>
    </style:style>
    <style:style style:name="P30" style:family="paragraph" style:parent-style-name="Standard">
      <style:text-properties officeooo:rsid="003a8f53" officeooo:paragraph-rsid="003a8f53"/>
    </style:style>
    <style:style style:name="P31" style:family="paragraph" style:parent-style-name="Standard">
      <style:text-properties officeooo:rsid="003b0f96" officeooo:paragraph-rsid="003b0f96"/>
    </style:style>
    <style:style style:name="P32" style:family="paragraph" style:parent-style-name="Standard">
      <style:text-properties officeooo:rsid="003b918d" officeooo:paragraph-rsid="003b918d"/>
    </style:style>
    <style:style style:name="P33" style:family="paragraph" style:parent-style-name="Standard">
      <style:text-properties officeooo:rsid="003beca4" officeooo:paragraph-rsid="003beca4"/>
    </style:style>
    <style:style style:name="P34" style:family="paragraph" style:parent-style-name="Standard">
      <style:text-properties officeooo:rsid="003d9540" officeooo:paragraph-rsid="003d9540"/>
    </style:style>
    <style:style style:name="T1" style:family="text">
      <style:text-properties style:font-name-asian="Times New Roman" style:font-name-complex="Times New Roman"/>
    </style:style>
    <style:style style:name="T2" style:family="text">
      <style:text-properties officeooo:rsid="001ec766"/>
    </style:style>
    <style:style style:name="T3" style:family="text">
      <style:text-properties officeooo:rsid="00248dd0"/>
    </style:style>
    <style:style style:name="T4" style:family="text">
      <style:text-properties officeooo:rsid="002e38f0"/>
    </style:style>
    <style:style style:name="T5" style:family="text">
      <style:text-properties officeooo:rsid="002f460f"/>
    </style:style>
    <style:style style:name="T6" style:family="text">
      <style:text-properties officeooo:rsid="0032ea8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Assignment 1</text:p>
      <text:p text:style-name="P1"/>
      <text:p text:style-name="P1"><text:line-break/></text:p>
      <text:p text:style-name="P3">CREATE TABLE `umpire`(</text:p>
      <text:p text:style-name="P3">`umpire_id` INT(10) NOT NULL AUTO_INCREMENT,</text:p>
      <text:p text:style-name="P3">`umpire_name` VARCHAR(250) NOT NULL,</text:p>
      <text:p text:style-name="P3">`umpire_country` VARCHAR(250) NOT NULL,</text:p>
      <text:p text:style-name="P3">`matches_controlled` <text:s/>INT(10) NOT NULL,</text:p>
      <text:p text:style-name="P3"><text:span text:style-name="T1"><text:s/></text:span>PRIMARY KEY (`umpire_id`)</text:p>
      <text:p text:style-name="P3">);</text:p>
      <text:p text:style-name="P3"/>
      <text:p text:style-name="P3">INSERT INTO umpire</text:p>
      <text:p text:style-name="P3">(umpire_name,umpire_country,matches_controlled)</text:p>
      <text:p text:style-name="P3">VALUES</text:p>
      <text:p text:style-name="P3">('John Hampshire','England','20'),</text:p>
      <text:p text:style-name="P3">('Jack Collins','Australia','25'),</text:p>
      <text:p text:style-name="P3">('Simon Taufel','Australia','174'),</text:p>
      <text:p text:style-name="P3">('Suresh Shastri','India','19'),</text:p>
      <text:p text:style-name="P3">('Chris Brown','New Zealand','16'),</text:p>
      <text:p text:style-name="P3">('Shakoor Rana','Pakistan','28'),</text:p>
      <text:p text:style-name="P3">('Shaun George','South Africa','24'),</text:p>
      <text:p text:style-name="P3">('Gamini Silva','Sri Lanka','22'),</text:p>
      <text:p text:style-name="P3">('David Archer','West Indies','20'),</text:p>
      <text:p text:style-name="P3">('Simon Fry','Australia','124'),</text:p>
      <text:p text:style-name="P3">('Shaun George','South Africa','187'),</text:p>
      <text:p text:style-name="P3">('Joel Wilson','West Indies','87'),</text:p>
      <text:p text:style-name="P3">('Devinder Sharma','India','34'),</text:p>
      <text:p text:style-name="P3">('Wayne Knights','New Zealand','84'),</text:p>
      <text:p text:style-name="P3">('Saleem Badar','Pakistan','29'),</text:p>
      <text:p text:style-name="P3">('Masroor Ali','Pakistan','56'),</text:p>
      <text:p text:style-name="P3">('Ian Howell','South Africa','66'),</text:p>
      <text:p text:style-name="P3">('Paul Reiffel','Australia','32'),</text:p>
      <text:p text:style-name="P3">('Charles Bannerman',' Australia','12'),</text:p>
      <text:p text:style-name="P3">('Ram Babu Gupta','India','20'),</text:p>
      <text:p text:style-name="P3">('Harry Butt','England','6'),</text:p>
      <text:p text:style-name="P3">('George Cooper','Australia','2'),</text:p>
      <text:p text:style-name="P3">('Nitin Menon','India','29'),</text:p>
      <text:p text:style-name="P3">('Steve Davis','Australia','7'),</text:p>
      <text:p text:style-name="P3">('Russell Tiffin','Zimbabwe','30'),</text:p>
      <text:p text:style-name="P3">('Kumar Dharmasena','Sri Lanka','87'),</text:p>
      <text:p text:style-name="P3">('Johan Cloete','South Africa','17');</text:p>
      <text:p text:style-name="P2"/>
      <text:p text:style-name="P2">SELECT * FROM `<text:span text:style-name="T2">umpire</text:span>` ORDER BY <text:span text:style-name="T2">umpire_name </text:span><text:s/>ASC</text:p>
      <text:p text:style-name="P2"/>
      <text:p text:style-name="P2"/>
      <text:p text:style-name="P2"/>
      <text:p text:style-name="P2"/>
      <text:p text:style-name="P1"><text:soft-page-break/></text:p>
      <text:p text:style-name="P1"/>
      <text:p text:style-name="P4">assign 2</text:p>
      <text:p text:style-name="P4"/>
      <text:p text:style-name="P4">CREATE TABLE umpire(<text:line-break/>`umpire_id` INT(10) NOT NULL AUTO_INCREMENT,<text:line-break/>`umpire_name` VARCHAR(250) NOT NULL,<text:line-break/>`umpire_country` VARCHAR(250) NOT NULL,<text:line-break/>`matches_controlled` <text:s/>INT(10) NOT NULL,<text:line-break/> PRIMARY KEY (`umpire_id`)<text:line-break/>);<text:line-break/><text:line-break/>INSERT INTO umpire<text:line-break/>(umpire_name,umpire_country,matches_controlled)<text:line-break/>VALUES<text:line-break/>('John Hampshire','England','20'),<text:line-break/>('Jack Collins','Australia','25'),<text:line-break/>('Simon Taufel','Australia','174'),<text:line-break/>('Suresh Shastri','India','19'),<text:line-break/>('Chris Brown','New Zealand','16'),<text:line-break/>('Shakoor Rana','Pakistan','28'),<text:line-break/>('Shaun George','South Africa','24'),<text:line-break/>('Gamini Silva','Sri Lanka','22'),<text:line-break/>('David Archer','West Indies','20'),<text:line-break/>('Simon Fry','Australia','124'),<text:line-break/>('Shaun George','South Africa','187'),<text:line-break/>('Joel Wilson','West Indies','87'),<text:line-break/>('Devinder Sharma','India','34'),<text:line-break/>('Wayne Knights','New Zealand','84'),<text:line-break/>('Saleem Badar','Pakistan','29'),<text:line-break/>('Masroor Ali','Pakistan','56'),<text:line-break/>('Ian Howell','South Africa','66'),<text:line-break/>('Paul Reiffel','Australia','32'),<text:line-break/>('Charles Bannerman',' Australia','12'),<text:line-break/>('Ram Babu Gupta','India','20'),<text:line-break/>('Harry Butt','England','6'),<text:line-break/>('George Cooper','Australia','2'),<text:line-break/>('Nitin Menon','India','29'),<text:line-break/>('Steve Davis','Australia','7'),<text:line-break/>('Russell Tiffin','Zimbabwe','30'),<text:line-break/>('Kumar Dharmasena','Sri Lanka','87'),<text:line-break/>('Johan Cloete','South Africa','17');<text:line-break/><text:line-break/>select*from umpire<text:line-break/><text:line-break/>select count(umpire_country)<text:line-break/>from umpire where umpire_country='england' or umpire_country='australia'<text:line-break/><text:line-break/></text:p>
      <text:p text:style-name="P4"><text:soft-page-break/></text:p>
      <text:p text:style-name="P4"/>
      <text:p text:style-name="P5">asssign 3</text:p>
      <text:p text:style-name="P5"/>
      <text:p text:style-name="P5">CREATE TABLE umpire(<text:line-break/>`umpire_id` INT(10) NOT NULL AUTO_INCREMENT,<text:line-break/>`umpire_name` VARCHAR(250) NOT NULL,<text:line-break/>`umpire_country` VARCHAR(250) NOT NULL,<text:line-break/>`matches_controlled` <text:s/>INT(10) NOT NULL,<text:line-break/> PRIMARY KEY (`umpire_id`)<text:line-break/>);<text:line-break/><text:line-break/>INSERT INTO umpire<text:line-break/>(umpire_name,umpire_country,matches_controlled)<text:line-break/>VALUES<text:line-break/>('John Hampshire','England','20'),<text:line-break/>('Jack Collins','Australia','25'),<text:line-break/>('Simon Taufel','Australia','174'),<text:line-break/>('Suresh Shastri','India','19'),<text:line-break/>('Chris Brown','New Zealand','16'),<text:line-break/>('Shakoor Rana','Pakistan','28'),<text:line-break/>('Shaun George','South Africa','24'),<text:line-break/>('Gamini Silva','Sri Lanka','22'),<text:line-break/>('David Archer','West Indies','20'),<text:line-break/>('Simon Fry','Australia','124'),<text:line-break/>('Shaun George','South Africa','187'),<text:line-break/>('Joel Wilson','West Indies','87'),<text:line-break/>('Devinder Sharma','India','34'),<text:line-break/>('Wayne Knights','New Zealand','84'),<text:line-break/>('Saleem Badar','Pakistan','29'),<text:line-break/>('Masroor Ali','Pakistan','56'),<text:line-break/>('Ian Howell','South Africa','66'),<text:line-break/>('Paul Reiffel','Australia','32'),<text:line-break/>('Charles Bannerman',' Australia','12'),<text:line-break/>('Ram Babu Gupta','India','20'),<text:line-break/>('Harry Butt','England','6'),<text:line-break/>('George Cooper','Australia','2'),<text:line-break/>('Nitin Menon','India','29'),<text:line-break/>('Steve Davis','Australia','7'),<text:line-break/>('Russell Tiffin','Zimbabwe','30'),<text:line-break/>('Kumar Dharmasena','Sri Lanka','87'),<text:line-break/>('Johan Cloete','South Africa','17');<text:line-break/><text:line-break/>select*from umpire<text:line-break/><text:line-break/>select umpire_name,matches_controlled from umpire where umpire_name='gamini silva'</text:p>
      <text:p text:style-name="P5"/>
      <text:p text:style-name="P5"/>
      <text:p text:style-name="P5"/>
      <text:p text:style-name="P5"><text:soft-page-break/></text:p>
      <text:p text:style-name="P5"/>
      <text:p text:style-name="P6">asssign 4</text:p>
      <text:p text:style-name="P6">CREATE TABLE umpire(<text:line-break/>`umpire_id` INT(10) NOT NULL AUTO_INCREMENT,<text:line-break/>`umpire_name` VARCHAR(250) NOT NULL,<text:line-break/>`umpire_country` VARCHAR(250) NOT NULL,<text:line-break/>`matches_controlled` <text:s/>INT(10) NOT NULL,<text:line-break/> PRIMARY KEY (`umpire_id`)<text:line-break/>);<text:line-break/><text:line-break/>INSERT INTO umpire<text:line-break/>(umpire_name,umpire_country,matches_controlled)<text:line-break/>VALUES<text:line-break/>('John Hampshire','England','20'),<text:line-break/>('Jack Collins','Australia','25'),<text:line-break/>('Simon Taufel','Australia','174'),<text:line-break/>('Suresh Shastri','India','19'),<text:line-break/>('Chris Brown','New Zealand','16'),<text:line-break/>('Shakoor Rana','Pakistan','28'),<text:line-break/>('Shaun George','South Africa','24'),<text:line-break/>('Gamini Silva','Sri Lanka','22'),<text:line-break/>('David Archer','West Indies','20'),<text:line-break/>('Simon Fry','Australia','124'),<text:line-break/>('Shaun George','South Africa','187'),<text:line-break/>('Joel Wilson','West Indies','87'),<text:line-break/>('Devinder Sharma','India','34'),<text:line-break/>('Wayne Knights','New Zealand','84'),<text:line-break/>('Saleem Badar','Pakistan','29'),<text:line-break/>('Masroor Ali','Pakistan','56'),<text:line-break/>('Ian Howell','South Africa','66'),<text:line-break/>('Paul Reiffel','Australia','32'),<text:line-break/>('Charles Bannerman',' Australia','12'),<text:line-break/>('Ram Babu Gupta','India','20'),<text:line-break/>('Harry Butt','England','6'),<text:line-break/>('George Cooper','Australia','2'),<text:line-break/>('Nitin Menon','India','29'),<text:line-break/>('Steve Davis','Australia','7'),<text:line-break/>('Russell Tiffin','Zimbabwe','30'),<text:line-break/>('Kumar Dharmasena','Sri Lanka','87'),<text:line-break/>('Johan Cloete','South Africa','17');<text:line-break/><text:line-break/>select*from umpire<text:line-break/><text:line-break/>select <text:s/>umpire_name,max(matches_controlled) from umpire ;</text:p>
      <text:p text:style-name="P6"/>
      <text:p text:style-name="P6"/>
      <text:p text:style-name="P6"/>
      <text:p text:style-name="P6"/>
      <text:p text:style-name="P6"><text:soft-page-break/></text:p>
      <text:p text:style-name="P6">assign 5</text:p>
      <text:p text:style-name="P6"/>
      <text:p text:style-name="P7">CREATE TABLE umpire(<text:line-break/>`umpire_id` INT(10) NOT NULL AUTO_INCREMENT,<text:line-break/>`umpire_name` VARCHAR(250) NOT NULL,<text:line-break/>`umpire_country` VARCHAR(250) NOT NULL,<text:line-break/>`matches_controlled` <text:s/>INT(10) NOT NULL,<text:line-break/> PRIMARY KEY (`umpire_id`)<text:line-break/>);<text:line-break/><text:line-break/>INSERT INTO umpire<text:line-break/>(umpire_name,umpire_country,matches_controlled)<text:line-break/>VALUES<text:line-break/>('John Hampshire','England','20'),<text:line-break/>('Jack Collins','Australia','25'),<text:line-break/>('Simon Taufel','Australia','174'),<text:line-break/>('Suresh Shastri','India','19'),<text:line-break/>('Chris Brown','New Zealand','16'),<text:line-break/>('Shakoor Rana','Pakistan','28'),<text:line-break/>('Shaun George','South Africa','24'),<text:line-break/>('Gamini Silva','Sri Lanka','22'),<text:line-break/>('David Archer','West Indies','20'),<text:line-break/>('Simon Fry','Australia','124'),<text:line-break/>('Shaun George','South Africa','187'),<text:line-break/>('Joel Wilson','West Indies','87'),<text:line-break/>('Devinder Sharma','India','34'),<text:line-break/>('Wayne Knights','New Zealand','84'),<text:line-break/>('Saleem Badar','Pakistan','29'),<text:line-break/>('Masroor Ali','Pakistan','56'),<text:line-break/>('Ian Howell','South Africa','66'),<text:line-break/>('Paul Reiffel','Australia','32'),<text:line-break/>('Charles Bannerman',' Australia','12'),<text:line-break/>('Ram Babu Gupta','India','20'),<text:line-break/>('Harry Butt','England','6'),<text:line-break/>('George Cooper','Australia','2'),<text:line-break/>('Nitin Menon','India','29'),<text:line-break/>('Steve Davis','Australia','7'),<text:line-break/>('Russell Tiffin','Zimbabwe','30'),<text:line-break/>('Kumar Dharmasena','Sri Lanka','87'),<text:line-break/>('Johan Cloete','South Africa','17');<text:line-break/><text:line-break/>select*from umpire<text:line-break/><text:line-break/>select <text:s/>umpire_name,matches_controlled from umpire where matches_controlled &gt;30 and matches_controlled&lt;60</text:p>
      <text:p text:style-name="P7"/>
      <text:p text:style-name="P7"/>
      <text:p text:style-name="P7"/>
      <text:p text:style-name="P7"><text:soft-page-break/></text:p>
      <text:p text:style-name="P7"/>
      <text:p text:style-name="P7">assign 6</text:p>
      <text:p text:style-name="P7"/>
      <text:p text:style-name="P8">CREATE TABLE umpire(<text:line-break/>`umpire_id` INT(10) NOT NULL AUTO_INCREMENT,<text:line-break/>`umpire_name` VARCHAR(250) NOT NULL,<text:line-break/>`umpire_country` VARCHAR(250) NOT NULL,<text:line-break/>`matches_controlled` <text:s/>INT(10) NOT NULL,<text:line-break/> PRIMARY KEY (`umpire_id`)<text:line-break/>);<text:line-break/><text:line-break/>INSERT INTO umpire<text:line-break/>(umpire_name,umpire_country,matches_controlled)<text:line-break/>VALUES<text:line-break/>('John Hampshire','England','20'),<text:line-break/>('Jack Collins','Australia','25'),<text:line-break/>('Simon Taufel','Australia','174'),<text:line-break/>('Suresh Shastri','India','19'),<text:line-break/>('Chris Brown','New Zealand','16'),<text:line-break/>('Shakoor Rana','Pakistan','28'),<text:line-break/>('Shaun George','South Africa','24'),<text:line-break/>('Gamini Silva','Sri Lanka','22'),<text:line-break/>('David Archer','West Indies','20'),<text:line-break/>('Simon Fry','Australia','124'),<text:line-break/>('Shaun George','South Africa','187'),<text:line-break/>('Joel Wilson','West Indies','87'),<text:line-break/>('Devinder Sharma','India','34'),<text:line-break/>('Wayne Knights','New Zealand','84'),<text:line-break/>('Saleem Badar','Pakistan','29'),<text:line-break/>('Masroor Ali','Pakistan','56'),<text:line-break/>('Ian Howell','South Africa','66'),<text:line-break/>('Paul Reiffel','Australia','32'),<text:line-break/>('Charles Bannerman',' Australia','12'),<text:line-break/>('Ram Babu Gupta','India','20'),<text:line-break/>('Harry Butt','England','6'),<text:line-break/>('George Cooper','Australia','2'),<text:line-break/>('Nitin Menon','India','29'),<text:line-break/>('Steve Davis','Australia','7'),<text:line-break/>('Russell Tiffin','Zimbabwe','30'),<text:line-break/>('Kumar Dharmasena','Sri Lanka','87'),<text:line-break/>('Johan Cloete','South Africa','17');<text:line-break/><text:line-break/>select*from umpire<text:line-break/><text:line-break/>select umpire_name,umpire_country from umpire where umpire_country like'%ia'</text:p>
      <text:p text:style-name="P8"/>
      <text:p text:style-name="P8"/>
      <text:p text:style-name="P8"/>
      <text:p text:style-name="P8"><text:soft-page-break/></text:p>
      <text:p text:style-name="P8"/>
      <text:p text:style-name="P8">assign 7</text:p>
      <text:p text:style-name="P8"/>
      <text:p text:style-name="P9">CREATE TABLE umpire(<text:line-break/>`umpire_id` INT(10) NOT NULL AUTO_INCREMENT,<text:line-break/>`umpire_name` VARCHAR(250) NOT NULL,<text:line-break/>`umpire_country` VARCHAR(250) NOT NULL,<text:line-break/>`matches_controlled` <text:s/>INT(10) NOT NULL,<text:line-break/> PRIMARY KEY (`umpire_id`)<text:line-break/>);<text:line-break/><text:line-break/>INSERT INTO umpire<text:line-break/>(umpire_name,umpire_country,matches_controlled)<text:line-break/>VALUES<text:line-break/>('John Hampshire','England','20'),<text:line-break/>('Jack Collins','Australia','25'),<text:line-break/>('Simon Taufel','Australia','174'),<text:line-break/>('Suresh Shastri','India','19'),<text:line-break/>('Chris Brown','New Zealand','16'),<text:line-break/>('Shakoor Rana','Pakistan','28'),<text:line-break/>('Shaun George','South Africa','24'),<text:line-break/>('Gamini Silva','Sri Lanka','22'),<text:line-break/>('David Archer','West Indies','20'),<text:line-break/>('Simon Fry','Australia','124'),<text:line-break/>('Shaun George','South Africa','187'),<text:line-break/>('Joel Wilson','West Indies','87'),<text:line-break/>('Devinder Sharma','India','34'),<text:line-break/>('Wayne Knights','New Zealand','84'),<text:line-break/>('Saleem Badar','Pakistan','29'),<text:line-break/>('Masroor Ali','Pakistan','56'),<text:line-break/>('Ian Howell','South Africa','66'),<text:line-break/>('Paul Reiffel','Australia','32'),<text:line-break/>('Charles Bannerman',' Australia','12'),<text:line-break/>('Ram Babu Gupta','India','20'),<text:line-break/>('Harry Butt','England','6'),<text:line-break/>('George Cooper','Australia','2'),<text:line-break/>('Nitin Menon','India','29'),<text:line-break/>('Steve Davis','Australia','7'),<text:line-break/>('Russell Tiffin','Zimbabwe','30'),<text:line-break/>('Kumar Dharmasena','Sri Lanka','87'),<text:line-break/>('Johan Cloete','South Africa','17');<text:line-break/><text:line-break/>select*from umpire<text:line-break/><text:line-break/>select umpire_name,umpire_country,reverse(umpire_country) as 'countryname_reversed' from umpire where umpire_name not like's</text:p>
      <text:p text:style-name="P9"/>
      <text:p text:style-name="P9"/>
      <text:p text:style-name="P9"><text:soft-page-break/></text:p>
      <text:p text:style-name="P9"/>
      <text:p text:style-name="P9">assign <text:span text:style-name="T3">9</text:span></text:p>
      <text:p text:style-name="P10">select count(match_id) <text:s/>as 'totalmatches_period' from matches where match_date between '2015-06-10' and <text:s/>'2016-04-10' </text:p>
      <text:p text:style-name="P10"/>
      <text:p text:style-name="P10"/>
      <text:p text:style-name="P11">ass 10</text:p>
      <text:p text:style-name="P11"/>
      <text:p text:style-name="P11">select count(match_id) <text:s/>as 'matchescount_april' from matches where month(match_date)=04</text:p>
      <text:p text:style-name="P11"/>
      <text:p text:style-name="P11"/>
      <text:p text:style-name="P11">ass 11</text:p>
      <text:p text:style-name="P10"/>
      <text:p text:style-name="P12">select venue_id,count(venue_country) as numberofmatches_played from venue group by venue_country desc</text:p>
      <text:p text:style-name="P12"/>
      <text:p text:style-name="P13">8</text:p>
      <text:p text:style-name="P13">select umpire_name,umpire_country,SUBSTR(umpire_country, 1, LENGTH(umpire_country) - 1) as FROM umpire where umpire_country='a%'</text:p>
      <text:p text:style-name="P13"/>
      <text:p text:style-name="P13"/>
      <text:p text:style-name="P14">assi 17</text:p>
      <text:p text:style-name="P14"/>
      <text:p text:style-name="P14">select match_id from matches where match_date not between '2015-01-01' and '2016-12-31'</text:p>
      <text:p text:style-name="P14"/>
      <text:p text:style-name="P14"/>
      <text:p text:style-name="P15">assi 30</text:p>
      <text:p text:style-name="P15">select <text:s/>max(matches_controlled) as maxmatchcontrolled ,umpire_country as country,umpire_name as nameofumpire from umpire where umpire_country like 's%' ;</text:p>
      <text:p text:style-name="P15"/>
      <text:p text:style-name="P15"/>
      <text:p text:style-name="P15"/>
      <text:p text:style-name="P15"/>
      <text:p text:style-name="P15"/>
      <text:p text:style-name="P16">assi 26</text:p>
      <text:p text:style-name="P16">select players_name as "name" ,players_age as age from players where players_age not between '26'and '35'</text:p>
      <text:p text:style-name="P16"/>
      <text:p text:style-name="P17">assi 29</text:p>
      <text:p text:style-name="P17">select * from players where players_name like '%v%' or players_name like '%w%' or players_name like '%x%';</text:p>
      <text:p text:style-name="P18"/>
      <text:p text:style-name="P18">assi 28</text:p>
      <text:p text:style-name="P18">select concat(players_name," <text:s/>----------&gt; ",players_age) as concatenation <text:s/>from players </text:p>
      <text:p text:style-name="P18"/>
      <text:p text:style-name="P18">assi 27</text:p>
      <text:p text:style-name="P18">select ceiling(avg(players_age)) as resultant from players where players_age between '25' and '45'<text:line-break/></text:p>
      <text:p text:style-name="P18"><text:soft-page-break/></text:p>
      <text:p text:style-name="P18"/>
      <text:p text:style-name="P18"/>
      <text:p text:style-name="P18">assi <text:span text:style-name="T4">25</text:span></text:p>
      <text:p text:style-name="P19">select ceiling(avg(players_age)) as resultant from players where players_age between '25' and '45'<text:line-break/></text:p>
      <text:p text:style-name="P19"/>
      <text:p text:style-name="P19">ass 2<text:span text:style-name="T5">2</text:span></text:p>
      <text:p text:style-name="P20">select team_name as team from team where team_name like '_o%'</text:p>
      <text:p text:style-name="P20"/>
      <text:p text:style-name="P20"/>
      <text:p text:style-name="P20">ass 19</text:p>
      <text:p text:style-name="P21">select floor(avg(matches_controlled)) as average from umpire where umpire_country='australia<text:span text:style-name="T6">n</text:span>'</text:p>
      <text:p text:style-name="P21"/>
      <text:p text:style-name="P21"/>
      <text:p text:style-name="P22">24</text:p>
      <text:p text:style-name="P26">select team_country,coach_country as 'country_name' from team join coach</text:p>
      <text:p text:style-name="P26"/>
      <text:p text:style-name="P27">23</text:p>
      <text:p text:style-name="P30">select players_name,if(players_age&gt;25,"qualifiedforsquad","notqualified") as qualified_status from players</text:p>
      <text:p text:style-name="P30"/>
      <text:p text:style-name="P30">21</text:p>
      <text:p text:style-name="P30">select players_name as name,year(current_date())-players_age as yearofbirth <text:s/>from players where players_age&gt;27</text:p>
      <text:p text:style-name="P27"/>
      <text:p text:style-name="P27"/>
      <text:p text:style-name="P27"/>
      <text:p text:style-name="P27"/>
      <text:p text:style-name="P26"/>
      <text:p text:style-name="P22"/>
      <text:p text:style-name="P22"/>
      <text:p text:style-name="P22"/>
      <text:p text:style-name="P22"/>
      <text:p text:style-name="P22"/>
      <text:p text:style-name="P23">assignment 2</text:p>
      <text:p text:style-name="P23"/>
      <text:p text:style-name="P24">1</text:p>
      <text:p text:style-name="P24">select count(team_id) as 'players played list' from scorecard where match_id='1' and scorecard_batsmanorder&gt;0<text:line-break/></text:p>
      <text:p text:style-name="P24">2</text:p>
      <text:p text:style-name="P25">select*from venue where venue_city like 'Delhi' and venue_capacity &gt; 50000</text:p>
      <text:p text:style-name="P25"/>
      <text:p text:style-name="P25">3</text:p>
      <text:p text:style-name="P25">select venue_id,venue_country from venue where venue_country like 'e%'</text:p>
      <text:p text:style-name="P25"/>
      <text:p text:style-name="P25">4</text:p>
      <text:p text:style-name="P25">select venue_city from venue where venue_country like 'india'</text:p>
      <text:p text:style-name="P25"><text:soft-page-break/></text:p>
      <text:p text:style-name="P25">5</text:p>
      <text:p text:style-name="P30">select tournament_location from tournament</text:p>
      <text:p text:style-name="P30"/>
      <text:p text:style-name="P30">6</text:p>
      <text:p text:style-name="P30">select*from tournament where tournament_location='england'</text:p>
      <text:p text:style-name="P30"/>
      <text:p text:style-name="P30">7</text:p>
      <text:p text:style-name="P31">select venue_name from venue order by venue_name asc</text:p>
      <text:p text:style-name="P31"/>
      <text:p text:style-name="P31">8</text:p>
      <text:p text:style-name="P31">select max(venue_capacity) as "maximum venue capacity" from venue</text:p>
      <text:p text:style-name="P31"/>
      <text:p text:style-name="P31">9</text:p>
      <text:p text:style-name="P31"/>
      <text:p text:style-name="P31"/>
      <text:p text:style-name="P32">10</text:p>
      <text:p text:style-name="P32">select tournament_name,tournament_startdate from tournament where tournament_id=1 </text:p>
      <text:p text:style-name="P32"/>
      <text:p text:style-name="P32">11</text:p>
      <text:p text:style-name="P33">select count(players_id) as "total domestic players" from players where players_type like'domestic'<text:line-break/></text:p>
      <text:p text:style-name="P34">12</text:p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8T16:56:28.208000000</meta:creation-date>
    <dc:date>2019-04-03T17:06:09.231000000</dc:date>
    <meta:editing-duration>PT6H7M4S</meta:editing-duration>
    <meta:editing-cycles>13</meta:editing-cycles>
    <meta:generator>LibreOffice/5.1.5.2$Windows_X86_64 LibreOffice_project/7a864d8825610a8c07cfc3bc01dd4fce6a9447e5</meta:generator>
    <meta:document-statistic meta:table-count="0" meta:image-count="0" meta:object-count="0" meta:page-count="10" meta:paragraph-count="107" meta:word-count="1040" meta:character-count="11871" meta:non-whitespace-character-count="10886"/>
  </office:meta>
</office:document-meta>
</file>